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paragraph-properties fo:text-align="end" style:justify-single-word="false"/>
      <style:text-properties fo:font-size="12pt" style:font-size-asian="12pt"/>
    </style:style>
    <style:style style:name="P3" style:family="paragraph" style:parent-style-name="Standard">
      <style:paragraph-properties fo:text-align="end" style:justify-single-word="false"/>
      <style:text-properties fo:font-variant="small-caps" fo:font-size="9.5pt" fo:font-weight="bold" style:font-size-asian="9.5pt" style:font-weight-asian="bold"/>
    </style:style>
    <style:style style:name="P4" style:family="paragraph" style:parent-style-name="Standard">
      <style:paragraph-properties fo:margin-left="1.3126in" fo:margin-right="0in" fo:text-indent="-1.3126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2pt" style:font-size-asian="12pt"/>
    </style:style>
    <style:style style:name="P5" style:family="paragraph" style:parent-style-name="Standard">
      <style:paragraph-properties fo:margin-left="1.3126in" fo:margin-right="0in" fo:text-indent="-1.3126in" style:auto-text-indent="false">
        <style:tab-stops>
          <style:tab-stop style:position="-0.75in"/>
          <style:tab-stop style:position="-0.5in"/>
          <style:tab-stop style:position="1.125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2pt" style:font-size-asian="12pt"/>
    </style:style>
    <style:style style:name="P6" style:family="paragraph" style:parent-style-name="Standard">
      <style:paragraph-properties fo:margin-left="1.3126in" fo:margin-right="0in" fo:text-indent="-1.3126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2pt" style:font-size-asian="12pt"/>
    </style:style>
    <style:style style:name="P7" style:family="paragraph" style:parent-style-name="Standard">
      <style:paragraph-properties fo:margin-left="1.3126in" fo:margin-right="0in" fo:text-indent="-1.3126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variant="small-caps" fo:font-size="12pt" fo:font-weight="bold" style:font-size-asian="12pt" style:font-weight-asian="bold"/>
    </style:style>
    <style:style style:name="P8" style:family="paragraph" style:parent-style-name="Standard">
      <style:paragraph-properties fo:margin-left="1.3126in" fo:margin-right="0in" fo:text-indent="-1.3126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9" style:family="paragraph" style:parent-style-name="Standard">
      <style:paragraph-properties fo:margin-left="1.3126in" fo:margin-right="0in" fo:text-indent="-1.3126in" style:auto-text-indent="false">
        <style:tab-stops>
          <style:tab-stop style:position="-0.75in"/>
          <style:tab-stop style:position="-0.5in"/>
          <style:tab-stop style:position="1.1252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10" style:family="paragraph" style:parent-style-name="Standard">
      <style:paragraph-properties fo:margin-left="1.3126in" fo:margin-right="0in" fo:text-indent="-1.3126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</style:style>
    <style:style style:name="P11" style:family="paragraph" style:parent-style-name="Standard">
      <style:paragraph-properties fo:margin-left="1.3126in" fo:margin-right="0in" fo:text-indent="-1.3126in" style:auto-text-indent="false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2pt" style:font-size-asian="2pt" style:font-size-complex="2pt"/>
    </style:style>
    <style:style style:name="P12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variant="small-caps" fo:font-size="9.5pt" fo:font-weight="bold" style:font-size-asian="9.5pt" style:font-weight-asian="bold"/>
    </style:style>
    <style:style style:name="T5" style:family="text">
      <style:text-properties fo:font-variant="small-caps" fo:font-size="12pt" fo:font-weight="bold" style:font-size-asian="12pt" style:font-weight-asian="bold"/>
    </style:style>
    <style:style style:name="Sect1" style:family="section">
      <style:section-properties style:writing-mode="lr-tb" style:editable="false">
        <style:columns fo:column-count="2" fo:column-gap="0.5in">
          <style:column style:rel-width="32767*" fo:start-indent="0in" fo:end-indent="0.25in"/>
          <style:column style:rel-width="32767*" fo:start-indent="0.25in" fo:end-indent="0in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Tiffany Gallops</text:p>
      <text:p text:style-name="P1"/>
      <text:section text:style-name="Sect1" text:name="Section1">
        <text:p text:style-name="Standard"><text:span text:style-name="T4">Mailing:</text:span></text:p>
        <text:p text:style-name="P1">P.O.Box 864</text:p>
        <text:p text:style-name="P1">Carbondale, IL 62903</text:p>
        <text:p text:style-name="P1">618-521-8116</text:p>
        <text:p text:style-name="P3">Permanent:</text:p>
        <text:p text:style-name="P2">813 S. Skyline Dr.</text:p>
        <text:p text:style-name="P2">Carbondale, IL 62901</text:p>
        <text:p text:style-name="P2">heshin.a.gogo@gmail.com</text:p>
      </text:section>
      <text:section text:style-name="Sect2" text:name="Section2">
        <text:p text:style-name="P7"/>
        <text:p text:style-name="P8"><text:span text:style-name="T3">OBJECTIVE:</text:span><text:span text:style-name="T5"><text:tab/></text:span><text:span text:style-name="T1">Computer engineering position in the SEC.</text:span></text:p>
        <text:p text:style-name="P4"/>
        <text:p text:style-name="P8"><text:span text:style-name="T3">SUMMARY:</text:span><text:span text:style-name="T1"><text:tab/>• <text:s text:c="2"/>Graduating in May 2010 with a BS in Computer Engineering.</text:span></text:p>
        <text:p text:style-name="P8"><text:span text:style-name="T1"><text:tab/>•<text:tab/>Minor in Mathematics and Computer Science.</text:span></text:p>
        <text:p text:style-name="P8"><text:span text:style-name="T1"><text:tab/>•<text:tab/>Experience with wireless and broadband networks.</text:span></text:p>
        <text:p text:style-name="P4"/>
        <text:p text:style-name="P8"><text:span text:style-name="T3">EDUCATION:</text:span><text:span text:style-name="T1"><text:tab/></text:span><text:span text:style-name="T2">Bachelor of Science in Computer Engineering, May 2010</text:span></text:p>
        <text:p text:style-name="P8"><text:span text:style-name="T1"><text:tab/>Southern Illinois University, Carbondale, Illinois</text:span></text:p>
        <text:p text:style-name="P4"/>
        <text:p text:style-name="P5"><text:tab/>Courses taken included:</text:p>
        <text:p text:style-name="P9"><text:span text:style-name="T1"><text:tab/>Digital Integrated Circuits<text:tab/>Java Programming</text:span></text:p>
        <text:p text:style-name="P9"><text:span text:style-name="T1"><text:tab/>VSLI Design<text:tab/>C++ Programming</text:span></text:p>
        <text:p text:style-name="P9"><text:span text:style-name="T1"><text:tab/>Digital Signal Processing<text:tab/>Web Design</text:span></text:p>
        <text:p text:style-name="P9"><text:span text:style-name="T1"><text:tab/>Computer Architecture<text:tab/></text:span></text:p>
        <text:p text:style-name="P5"/>
        <text:p text:style-name="P10"><text:span text:style-name="T3">EXPERIENCE:</text:span><text:span text:style-name="T1"><text:tab/></text:span><text:span text:style-name="T2">Retail Sales, November 2003 to January 2004, November 2004 to Present</text:span></text:p>
        <text:p text:style-name="P10"><text:span text:style-name="T2"><text:tab/>Macy’s, University Mall, Carbondale Illinois</text:span></text:p>
        <text:p text:style-name="P10"><text:span text:style-name="T1"><text:tab/>•<text:tab/>Consistently excellent customer service given over the course of four years.</text:span></text:p>
        <text:p text:style-name="P6"><text:tab/>•<text:tab/>Consistently met goals and exceeded expectations.</text:p>
        <text:p text:style-name="P6"><text:tab/>•<text:tab/>member of the diamond club, a club honoring the most outstanding individuals.</text:p>
        <text:p text:style-name="P6"><text:tab/></text:p>
        <text:p text:style-name="P6"/>
        <text:p text:style-name="P10"><text:span text:style-name="T1"><text:tab/></text:span><text:span text:style-name="T2">Independent Contractor, September 1995 to Present</text:span></text:p>
        <text:h text:style-name="Heading_20_1" text:outline-level="1"><text:tab/>Southern Illinoisan, Carbondale Illinois</text:h>
        <text:p text:style-name="P10"><text:span text:style-name="T1"><text:tab/>•<text:tab/>Daily Delivery of Product to over 120 customers, regardless of weather.</text:span></text:p>
        <text:p text:style-name="P10"><text:span text:style-name="T1"><text:tab/>•<text:tab/>Independent work without supervision.</text:span></text:p>
        <text:p text:style-name="P10"><text:span text:style-name="T1"><text:tab/>•<text:tab/>Outstanding Customer Service given for over 13 years.</text:span></text:p>
        <text:p text:style-name="P6"/>
        <text:p text:style-name="P10"><text:span text:style-name="T3">ACTIVITIES:</text:span><text:span text:style-name="T1"><text:tab/></text:span></text:p>
        <text:p text:style-name="P10"><text:span text:style-name="T1"><text:tab/>•<text:tab/>Member, IEEE Student Chapter, 2008</text:span></text:p>
        <text:p text:style-name="P6"><text:s text:c="31"/></text:p>
        <text:p text:style-name="P6"><text:tab/></text:p>
        <text:p text:style-name="P11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1.3126in" fo:margin-right="0in" fo:text-indent="-1.3126in" style:auto-text-indent="false" fo:keep-with-next="always">
        <style:tab-stops>
          <style:tab-stop style:position="-0.75in"/>
          <style:tab-stop style:position="-0.5in"/>
          <style:tab-stop style:position="1.1252in"/>
          <style:tab-stop style:position="1.3126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  <style:tab-stop style:position="10.5in"/>
          <style:tab-stop style:position="11in"/>
          <style:tab-stop style:position="11.5in"/>
          <style:tab-stop style:position="12in"/>
          <style:tab-stop style:position="12.5in"/>
          <style:tab-stop style:position="13in"/>
        </style:tab-stops>
      </style:paragraph-properties>
      <style:text-properties fo:font-size="12pt" fo:font-weight="bold" style:font-size-asian="12pt" style:font-weight-asian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Default_20_Paragraph_20_Font" style:display-name="Default Paragraph Font" style:family="text"/>
    <style:style style:name="Quick_20__2022_" style:display-name="Quick •" style:family="text" style:parent-style-name="Default_20_Paragraph_20_Font">
      <style:text-properties fo:font-size="12pt" style:font-size-asian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Quickstart Resume Template</dc:title>
    <dc:description>©CollegeGrad.com, Inc.  All rights reserved.  For personal, individual use only.  Templates available for download at www.collegegrad.com/resumes</dc:description>
    <meta:initial-creator>Brian Krueger</meta:initial-creator>
    <meta:creation-date>2008-11-04T01:21:00</meta:creation-date>
    <dc:creator>t g</dc:creator>
    <dc:date>2008-11-11T14:47:32.35</dc:date>
    <meta:editing-cycles>2</meta:editing-cycles>
    <meta:editing-duration>PT03H10M00S</meta:editing-duration>
    <meta:document-statistic meta:table-count="0" meta:image-count="0" meta:object-count="0" meta:page-count="1" meta:paragraph-count="35" meta:word-count="176" meta:character-count="1307"/>
    <meta:generator>OpenOffice.org/3.0$Win32 OpenOffice.org_project/300m9$Build-9358</meta:generator>
  </office:meta>
</office:document-meta>
</file>